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6mm"/>
    </style:style>
    <style:style style:name="co2" style:family="table-column">
      <style:table-column-properties fo:break-before="auto" style:column-width="235.94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objeví se <text:s/>vládce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měl bys utéc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mám <text:s/>svobodu! A vnést strach do srdcí smrtelníků!</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posílám tě do jeho doupěte, kde najdeš zdroj jeho moci. Varuji tě, své království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To je 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odsoudíš zdejší lid k doplnění Nyphurovy armády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zjevila se cestičk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Pošli to zlo kam patří!"</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Je vhodná chvíle zaútočit na pavouky. Pozor na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nohsed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halen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halení Všech</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krad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4">00.00.0000</text:date>, <text:time style:data-style-name="N2" text:time-value="20:00:59.867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7-24T20:02:20.884000000</dc:date>
    <meta:editing-duration>PT23H55M41S</meta:editing-duration>
    <meta:editing-cycles>76</meta:editing-cycles>
    <meta:document-statistic meta:table-count="1" meta:cell-count="1531" meta:object-count="0"/>
  </office:meta>
</office:document-meta>
</file>